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FileProvider.doCreateFileSystem( final String scheme , final FileObject fil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r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FileProvider.Tar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